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134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2.4807in"/>
    </style:style>
    <style:style style:name="co6" style:family="table-column">
      <style:table-column-properties fo:break-before="auto" style:column-width="2.06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ed-photodiode-av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igikeyNumber</text:p>
          </table:table-cell>
          <table:table-cell office:value-type="string" calcext:value-type="string">
            <text:p>ManufacturerNumber</text:p>
          </table:table-cell>
          <table:table-cell office:value-type="string" calcext:value-type="string">
            <text:p>3xQty</text:p>
          </table:table-cell>
          <table:table-cell office:value-type="string" calcext:value-type="string">
            <text:p>OrderQty</text:p>
          </table:table-cell>
        </table:table-row>
        <table:table-row table:style-name="ro1">
          <table:table-cell office:value-type="string" calcext:value-type="string">
            <text:p>C1,C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uF</text:p>
          </table:table-cell>
          <table:table-cell/>
          <table:table-cell office:value-type="string" calcext:value-type="string">
            <text:p>1276-1123-1-ND</text:p>
          </table:table-cell>
          <table:table-cell office:value-type="string" calcext:value-type="string">
            <text:p>CL21B334KBFNNNE</text:p>
          </table:table-cell>
          <table:table-cell table:formula="of:=[.B2]*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,C4,C7,C9,C11,C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F</text:p>
          </table:table-cell>
          <table:table-cell/>
          <table:table-cell office:value-type="string" calcext:value-type="string">
            <text:p>1292-0805X106K250CT-ND</text:p>
          </table:table-cell>
          <table:table-cell office:value-type="string" calcext:value-type="string">
            <text:p>0805X106K250CT</text:p>
          </table:table-cell>
          <table:table-cell table:formula="of:=[.B3]*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3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/>
          <table:table-cell office:value-type="string" calcext:value-type="string">
            <text:p>1276-CL21A226MAYNNNECT-ND</text:p>
          </table:table-cell>
          <table:table-cell office:value-type="string" calcext:value-type="string">
            <text:p>CL21A226MAYNNNE</text:p>
          </table:table-cell>
          <table:table-cell table:formula="of:=[.B4]*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5,C6,C10,C12,C14,C16,C18,C22,C23,C54,C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478-KGM21NR71H104KTCT-ND</text:p>
          </table:table-cell>
          <table:table-cell office:value-type="string" calcext:value-type="string">
            <text:p>KGM21NR71H104KT</text:p>
          </table:table-cell>
          <table:table-cell table:formula="of:=[.B5]*3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pF</text:p>
          </table:table-cell>
          <table:table-cell/>
          <table:table-cell office:value-type="string" calcext:value-type="string">
            <text:p>399-C0805C121J3GACTUCT-ND</text:p>
          </table:table-cell>
          <table:table-cell office:value-type="string" calcext:value-type="string">
            <text:p>C0805C121J3GACTU</text:p>
          </table:table-cell>
          <table:table-cell table:formula="of:=[.B6]*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/>
          <table:table-cell office:value-type="string" calcext:value-type="string">
            <text:p>399-C0805C102J5GACTUCT-ND</text:p>
          </table:table-cell>
          <table:table-cell office:value-type="string" calcext:value-type="string">
            <text:p>C0805C102J5GACTU</text:p>
          </table:table-cell>
          <table:table-cell table:formula="of:=[.B7]*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uF</text:p>
          </table:table-cell>
          <table:table-cell/>
          <table:table-cell office:value-type="string" calcext:value-type="string">
            <text:p>1276-1029-1-ND</text:p>
          </table:table-cell>
          <table:table-cell office:value-type="string" calcext:value-type="string">
            <text:p>CL21B105KBFNNNE</text:p>
          </table:table-cell>
          <table:table-cell table:formula="of:=[.B8]*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1,D2,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1516-QBLP631-R3ACT-ND</text:p>
          </table:table-cell>
          <table:table-cell office:value-type="string" calcext:value-type="string">
            <text:p>QBLP631-R3A</text:p>
          </table:table-cell>
          <table:table-cell table:formula="of:=[.B9]*3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2</text:p>
          </table:table-cell>
          <table:table-cell/>
          <table:table-cell office:value-type="string" calcext:value-type="string">
            <text:p>A98076-ND</text:p>
          </table:table-cell>
          <table:table-cell office:value-type="string" calcext:value-type="string">
            <text:p>282836-2</text:p>
          </table:table-cell>
          <table:table-cell table:formula="of:=[.B10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/>
          <table:table-cell office:value-type="string" calcext:value-type="string">
            <text:p>10129381-916001BLF-ND</text:p>
          </table:table-cell>
          <table:table-cell office:value-type="string" calcext:value-type="string">
            <text:p>10129381-916001BLF</text:p>
          </table:table-cell>
          <table:table-cell table:formula="of:=[.B11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/>
          <table:table-cell office:value-type="string" calcext:value-type="string">
            <text:p>952-2092-ND</text:p>
          </table:table-cell>
          <table:table-cell office:value-type="string" calcext:value-type="string">
            <text:p>M20-9950345</text:p>
          </table:table-cell>
          <table:table-cell table:formula="of:=[.B12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1,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H</text:p>
          </table:table-cell>
          <table:table-cell/>
          <table:table-cell office:value-type="string" calcext:value-type="string">
            <text:p>445-6762-1-ND</text:p>
          </table:table-cell>
          <table:table-cell office:value-type="string" calcext:value-type="string">
            <text:p>MLZ2012N100LT000</text:p>
          </table:table-cell>
          <table:table-cell table:formula="of:=[.B13]*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1,Q2,Q3,Q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C1949</text:p>
          </table:table-cell>
          <table:table-cell/>
          <table:table-cell office:value-type="string" calcext:value-type="string">
            <text:p>TTC1949-GRLFCT-ND</text:p>
          </table:table-cell>
          <table:table-cell office:value-type="string" calcext:value-type="string">
            <text:p>TTC1949-GR,LF</text:p>
          </table:table-cell>
          <table:table-cell table:formula="of:=[.B14]*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P10KACT-ND</text:p>
          </table:table-cell>
          <table:table-cell office:value-type="string" calcext:value-type="string">
            <text:p>ERJ-6GEYJ103V</text:p>
          </table:table-cell>
          <table:table-cell table:formula="of:=[.B15]*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2,R10,R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k</text:p>
          </table:table-cell>
          <table:table-cell/>
          <table:table-cell office:value-type="string" calcext:value-type="string">
            <text:p>541-4161-1-ND</text:p>
          </table:table-cell>
          <table:table-cell office:value-type="string" calcext:value-type="string">
            <text:p>CRCW08051K50FKEAC</text:p>
          </table:table-cell>
          <table:table-cell table:formula="of:=[.B16]*3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3,R5,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541-1.00KCCT-ND</text:p>
          </table:table-cell>
          <table:table-cell office:value-type="string" calcext:value-type="string">
            <text:p>CRCW08051K00FKEA</text:p>
          </table:table-cell>
          <table:table-cell table:formula="of:=[.B17]*3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311-442CRCT-ND</text:p>
          </table:table-cell>
          <table:table-cell office:value-type="string" calcext:value-type="string">
            <text:p>RC0805FR-07442RL</text:p>
          </table:table-cell>
          <table:table-cell table:formula="of:=[.B18]*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541-CRCW120624R9FKEAHPCT-ND</text:p>
          </table:table-cell>
          <table:table-cell office:value-type="string" calcext:value-type="string">
            <text:p>CRCW120624R9FKEAHP</text:p>
          </table:table-cell>
          <table:table-cell table:formula="of:=[.B19]*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8,R9,R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k</text:p>
          </table:table-cell>
          <table:table-cell/>
          <table:table-cell office:value-type="string" calcext:value-type="string">
            <text:p>541-4131-1-ND</text:p>
          </table:table-cell>
          <table:table-cell office:value-type="string" calcext:value-type="string">
            <text:p>CRCW08054K70FKEAC</text:p>
          </table:table-cell>
          <table:table-cell table:formula="of:=[.B20]*3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3040AIDBZT</text:p>
          </table:table-cell>
          <table:table-cell/>
          <table:table-cell office:value-type="string" calcext:value-type="string">
            <text:p>REF3040AIDBZTCT-ND</text:p>
          </table:table-cell>
          <table:table-cell office:value-type="string" calcext:value-type="string">
            <text:p>REF3040AIDBZT</text:p>
          </table:table-cell>
          <table:table-cell table:formula="of:=[.B21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2,U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Z1117CH2-5.0</text:p>
          </table:table-cell>
          <table:table-cell/>
          <table:table-cell office:value-type="string" calcext:value-type="string">
            <text:p>31-AZ1117CH2-5.0TRG1CT-ND</text:p>
          </table:table-cell>
          <table:table-cell office:value-type="string" calcext:value-type="string">
            <text:p>AZ1117CH2-5.0TRG1</text:p>
          </table:table-cell>
          <table:table-cell table:formula="of:=[.B22]*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2</text:p>
          </table:table-cell>
          <table:table-cell/>
          <table:table-cell office:value-type="string" calcext:value-type="string">
            <text:p>296-DDC112U/1KCT-ND</text:p>
          </table:table-cell>
          <table:table-cell office:value-type="string" calcext:value-type="string">
            <text:p>DDC112U/1K</text:p>
          </table:table-cell>
          <table:table-cell table:formula="of:=[.B23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1380</text:p>
          </table:table-cell>
          <table:table-cell/>
          <table:table-cell office:value-type="string" calcext:value-type="string">
            <text:p>505-LTC1380CS#PBF-ND</text:p>
          </table:table-cell>
          <table:table-cell office:value-type="string" calcext:value-type="string">
            <text:p>LTC1380CS#PBF</text:p>
          </table:table-cell>
          <table:table-cell table:formula="of:=[.B24]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A</text:p>
          </table:table-cell>
          <table:table-cell/>
          <table:table-cell office:value-type="string" calcext:value-type="string">
            <text:p>ATMEGA328P-AU-ND</text:p>
          </table:table-cell>
          <table:table-cell office:value-type="string" calcext:value-type="string">
            <text:p>ATMEGA328P-AU</text:p>
          </table:table-cell>
          <table:table-cell table:formula="of:=[.B25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8, 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A365AIDR</text:p>
          </table:table-cell>
          <table:table-cell/>
          <table:table-cell office:value-type="string" calcext:value-type="string">
            <text:p>296-46162-1-ND</text:p>
          </table:table-cell>
          <table:table-cell office:value-type="string" calcext:value-type="string">
            <text:p>OPA365AIDR</text:p>
          </table:table-cell>
          <table:table-cell table:formula="of:=[.B26]*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1</text:p>
          </table:table-cell>
          <table:table-cell/>
          <table:table-cell office:value-type="string" calcext:value-type="string">
            <text:p>LTC2631CTS8-HZ12#TRMPBFCT-ND</text:p>
          </table:table-cell>
          <table:table-cell office:value-type="string" calcext:value-type="string">
            <text:p>LTC2631CTS8-HZ12#TRMPBF</text:p>
          </table:table-cell>
          <table:table-cell table:formula="of:=[.B27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_16MHZ</text:p>
          </table:table-cell>
          <table:table-cell/>
          <table:table-cell office:value-type="string" calcext:value-type="string">
            <text:p>XC1899CT-ND</text:p>
          </table:table-cell>
          <table:table-cell office:value-type="string" calcext:value-type="string">
            <text:p>ECS-3961-160-AU-TR</text:p>
          </table:table-cell>
          <table:table-cell table:formula="of:=[.B28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4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8T10:50:01.142933641</dc:date>
    <meta:editing-duration>PT5M13S</meta:editing-duration>
    <meta:editing-cycles>1</meta:editing-cycles>
    <meta:generator>LibreOffice/24.2.7.2$Linux_X86_64 LibreOffice_project/420$Build-2</meta:generator>
    <meta:document-statistic meta:table-count="1" meta:cell-count="197" meta:object-count="0"/>
  </office:meta>
</office:document-meta>
</file>